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rameterJdbcDaoSupport.getNamedParameter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ParameterJdbcDaoSupport.initTemplateConfi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